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ahoma" svg:font-family="Tahoma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ahoma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ahoma" fo:font-size="12pt" fo:letter-spacing="normal" fo:font-style="normal" fo:font-weight="normal" officeooo:rsid="000cde20"/>
    </style:style>
    <style:style style:name="T3" style:family="text">
      <style:text-properties fo:font-variant="normal" fo:text-transform="none" fo:color="#003399" style:text-line-through-style="none" style:text-line-through-type="none" style:font-name="Tahoma" fo:font-size="12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 отличие от Nokian покрышки Michelin создают меньше шума. Они разработаны специально для скоростной езды по зимним трассам. К примеру, тормозной путь по снегу составляет в среднем 16 м на скорости 40 км/ч, а время разгона до той же скорости — около 5 секунд. Однако управлять автомобилем с шинами Michelin на льду сложнее, чем на снег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ahoma" svg:font-family="Tahoma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1.1.3$Windows_X86_64 LibreOffice_project/89f508ef3ecebd2cfb8e1def0f0ba9a803b88a6d</meta:generator>
    <dc:date>2017-11-21T16:54:26.082000000</dc:date>
    <meta:document-statistic meta:table-count="0" meta:image-count="0" meta:object-count="0" meta:page-count="1" meta:paragraph-count="1" meta:word-count="55" meta:character-count="337" meta:non-whitespace-character-count="282"/>
    <meta:user-defined meta:name="Info 1"/>
    <meta:user-defined meta:name="Info 2"/>
    <meta:user-defined meta:name="Info 3"/>
    <meta:user-defined meta:name="Info 4"/>
  </office:meta>
</office:document-meta>
</file>